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胡时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柳文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梁桂荣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姚志邦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江迅达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陈劲鸿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朱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方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李维广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杜双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00-00-00</text:date>, <text:time style:data-style-name="N2" text:time-value="14:52:11.696992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09-09T14:53:11.389620523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24" meta:object-count="0"/>
  </office:meta>
</office:document-meta>
</file>